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formula="of:=SUM([.B2:.C2])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table:formula="of:=SUM([.B3:.C3])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4:.C4])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5:.C5])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6:.C6])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7:.C7])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8:.C8])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9:.C9])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10:.C10])"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11:.C11])"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12:.C12])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13:.C13])"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14:.C14])"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15:.C15])"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16:.C16])"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17:.C17])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18:.C18])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19:.C19])"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20:.C20])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21:.C21])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22:.C22])"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23:.C23])"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24:.C24])"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25:.C25])"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26:.C26])"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27:.C27])"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28:.C28])"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29:.C29])"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30:.C30])"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31:.C31])"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32:.C32])"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33:.C33])"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34:.C34])"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35:.C35])"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36:.C36])"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37:.C37])"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38:.C38])"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39:.C39])"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40:.C40])"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41:.C41])"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42:.C42])"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43:.C43])"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44:.C44])"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45:.C45])"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46:.C46])"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47:.C47])"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48:.C48])"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49:.C49])"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50:.C50])"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51:.C51])"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52:.C52])"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53:.C53])"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54:.C54])"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55:.C55])"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56:.C56])"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57:.C57])"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58:.C58])"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59:.C59])"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60:.C60])"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61:.C61])"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62:.C62])"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63:.C63])"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64:.C64])"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65:.C65])"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66:.C66])"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67:.C67])"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68:.C68])"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69:.C69])"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70:.C70])"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71:.C71])"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72:.C72])"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73:.C73])"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74:.C74])"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75:.C75])"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76:.C76])"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77:.C77])"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78:.C78])"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79:.C79])"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80:.C80])"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81:.C81])"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82:.C82])"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83:.C83])"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84:.C84])"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85:.C85])"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86:.C86])"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87:.C87])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88:.C88])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89:.C89])"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90:.C90])"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91:.C91])"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92:.C92])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93:.C93])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94:.C94])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95:.C95])"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96:.C96])"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97:.C97])"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98:.C98])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99:.C99])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SUM([.B100:.C100])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24T21:40:53.099488161</meta:creation-date>
    <dc:date>2020-12-24T21:43:23.577403817</dc:date>
    <meta:editing-duration>PT2M30S</meta:editing-duration>
    <meta:editing-cycles>2</meta:editing-cycles>
    <meta:generator>LibreOffice/7.0.3.1$MacOSX_X86_64 LibreOffice_project/d7547858d014d4cf69878db179d326fc3483e082</meta:generator>
    <meta:document-statistic meta:table-count="1" meta:cell-count="297" meta:object-count="0"/>
  </office:meta>
</office:document-meta>
</file>